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模块设计1</text:h>
      <text:p text:style-name="Text_20_body">* 包含基本数据类型定义</text:p>
      <text:p text:style-name="Standard">* 类的定义中未包含全部get/set函数</text:p>
      <text:p text:style-name="Standard"/>
      <text:p text:style-name="Standard"/>
      <text:h text:style-name="Heading_20_2" text:outline-level="2">- 菜式 CBDish</text:h>
      <text:p text:style-name="Text_20_body">* 成员:</text:p>
      <text:p text:style-name="Text_20_body"><text:tab/>mId;<text:tab/>唯一编号</text:p>
      <text:p text:style-name="Text_20_body"><text:tab/>mName;</text:p>
      <text:p text:style-name="Text_20_body"><text:tab/>mPrice;</text:p>
      <text:p text:style-name="Text_20_body"><text:tab/>mTags[];<text:tab/>无序不重复标签 <text:s/>!需要讨论Tag类型int/String!</text:p>
      <text:p text:style-name="Text_20_body"><text:tab/>mScore;<text:tab/>float类型,对该dish的一个量化评分</text:p>
      <text:p text:style-name="Text_20_body"><text:tab/>mSummarize;<text:tab/>概述</text:p>
      <text:p text:style-name="Text_20_body"><text:tab/>mDetail;<text:tab/>详述(可能不启用)</text:p>
      <text:p text:style-name="Text_20_body"><text:tab/>mThumb;<text:tab/>缩略图路径</text:p>
      <text:p text:style-name="Text_20_body"><text:tab/>mPicture;<text:tab/>大图路径</text:p>
      <text:p text:style-name="Text_20_body">* 方法:</text:p>
      <text:p text:style-name="Text_20_body"><text:tab/>CBDish();</text:p>
      <text:p text:style-name="Text_20_body"><text:tab/>CBDish(CBDish dish)</text:p>
      <text:p text:style-name="Text_20_body"><text:tab/>boolean isTagContained(String tag);</text:p>
      <text:p text:style-name="Text_20_body"><text:tab/>boolean isTagsSetContained(CBTagsSet set);</text:p>
      <text:p text:style-name="Text_20_body"><text:tab/>void setTags(CBTagsSet set);</text:p>
      <text:p text:style-name="Text_20_body"><text:tab/>CBTagsSet getTags();</text:p>
      <text:p text:style-name="Text_20_body"><text:tab/>void addTag(String tag);</text:p>
      <text:p text:style-name="Text_20_body"><text:tab/>void addTag(CBTagsSet set);</text:p>
      <text:p text:style-name="Text_20_body"/>
      <text:p text:style-name="Text_20_body"/>
      <text:h text:style-name="Heading_20_2" text:outline-level="2">- 标签　CBTagsSet</text:h>
      <text:p text:style-name="Text_20_body">* 成员</text:p>
      <text:p text:style-name="Text_20_body"><text:tab/>mTagsList;<text:tab/>String[]类型, 以字符串列表存放</text:p>
      <text:p text:style-name="Text_20_body">* 方法</text:p>
      <text:p text:style-name="Text_20_body"><text:soft-page-break/><text:tab/>CBTagsSet();</text:p>
      <text:p text:style-name="Text_20_body"><text:tab/>CBTagsSet(CBTagsSet tagsSet);</text:p>
      <text:p text:style-name="Text_20_body"><text:tab/>CBTagsSet(String[] tags);</text:p>
      <text:p text:style-name="Text_20_body"><text:tab/>CBTagsSet(String string, String separator);<text:tab/>以字符串及分隔符初始化</text:p>
      <text:p text:style-name="Text_20_body"><text:tab/>boolean add(String tag);<text:tab/>若已经存在,则返回false</text:p>
      <text:p text:style-name="Text_20_body"><text:tab/>int combine(CBTagsSet set);<text:tab/>与set合并,返回交集个数</text:p>
      <text:p text:style-name="Text_20_body"><text:tab/>boolean remove(String tag);<text:tab/>若不存在,则返回false</text:p>
      <text:p text:style-name="Text_20_body"><text:tab/>boolean remove(int index);<text:tab/>!是否有意义!</text:p>
      <text:p text:style-name="Text_20_body"><text:tab/>boolean contains(String tag);</text:p>
      <text:p text:style-name="Text_20_body"><text:tab/>int count();</text:p>
      <text:p text:style-name="Text_20_body"><text:tab/>int getIntersection(CBTagsSet set);<text:tab/>返回与set交集的个数</text:p>
      <text:p text:style-name="Text_20_body"/>
      <text:p text:style-name="Text_20_body"/>
      <text:h text:style-name="Heading_20_2" text:outline-level="2">- 顾客 CBCustomer</text:h>
      <text:p text:style-name="Text_20_body">* 成员</text:p>
      <text:p text:style-name="Text_20_body"><text:tab/>mId;<text:tab/>用于记录会员卡等信息,可置空不启用</text:p>
      <text:p text:style-name="Text_20_body"><text:tab/>mName;<text:tab/>同上</text:p>
      <text:p text:style-name="Text_20_body"><text:tab/>mNumOfPeople;</text:p>
      <text:p text:style-name="Text_20_body"/>
      <text:p text:style-name="Text_20_body"/>
      <text:h text:style-name="Heading_20_2" text:outline-level="2">- 逻辑菜单项 CBMenuItem</text:h>
      <text:p text:style-name="Text_20_body">* 界面无关的逻辑定义</text:p>
      <text:p text:style-name="Text_20_body">* 成员</text:p>
      <text:p text:style-name="Text_20_body"><text:tab/>mIndex;<text:tab/>!在菜单中所处位置,是否有必要!</text:p>
      <text:p text:style-name="Text_20_body"><text:tab/>mDish;<text:tab/><text:tab/>与之相对应的CBDish</text:p>
      <text:p text:style-name="Text_20_body"><text:tab/>int mCheckedCount;<text:tab/>数目,默认为０</text:p>
      <text:p text:style-name="Text_20_body">* 方法</text:p>
      <text:p text:style-name="Text_20_body"><text:tab/>boolean isChecked();<text:tab/>是否已经被选中 mCheckedCount 是否不为０</text:p>
      <text:p text:style-name="Text_20_body"><text:tab/>int getCheckedCount();</text:p>
      <text:p text:style-name="Text_20_body"/>
      <text:p text:style-name="Text_20_body"/>
      <text:h text:style-name="Heading_20_2" text:outline-level="2"><text:soft-page-break/>- 订单 CBOrder</text:h>
      <text:p text:style-name="Text_20_body">* 成员</text:p>
      <text:p text:style-name="Text_20_body"><text:tab/>mId;<text:tab/>流水号</text:p>
      <text:p text:style-name="Text_20_body"><text:tab/>mLocation;<text:tab/>桌号等记录位置的信息</text:p>
      <text:p text:style-name="Text_20_body"><text:tab/>mMenuItemList[];<text:tab/>选中的CBMenuItem项</text:p>
      <text:p text:style-name="Text_20_body"><text:tab/>mCustomer;<text:tab/>CBCustomer类型</text:p>
      <text:p text:style-name="Text_20_body"><text:tab/>mDisabledTags[];<text:tab/>要排除的tags,CBTagSet对象</text:p>
      <text:p text:style-name="Text_20_body"><text:tab/>mDiscount;<text:tab/>折扣</text:p>
      <text:p text:style-name="Text_20_body"><text:tab/>mCreatedTime<text:tab/>初始化时间</text:p>
      <text:p text:style-name="Text_20_body"><text:tab/>mSubmitedTime;<text:tab/>提交时间(touch timestamp)</text:p>
      <text:p text:style-name="Text_20_body"><text:tab/>mSummation;<text:tab/>折扣前总价</text:p>
      <text:p text:style-name="Text_20_body"><text:tab/>mMemo;<text:tab/>备注信息</text:p>
      <text:p text:style-name="Text_20_body"><text:tab/>mRecordSavedPath;<text:tab/>记录文件存放路径</text:p>
      <text:p text:style-name="Text_20_body"><text:tab/>mStatus;<text:tab/>可选状态有 CBORDER_STATUS_ADDING, CBORDER_STATUS_EDITING, CBORDER_STATUS_CONFIRMED</text:p>
      <text:p text:style-name="Text_20_body">* 方法</text:p>
      <text:p text:style-name="Text_20_body"><text:tab/>CBOrder();</text:p>
      <text:p text:style-name="Text_20_body"><text:tab/>CBOrder(CBOrder order);</text:p>
      <text:p text:style-name="Text_20_body"><text:tab/>boolean addItem(CBMenuItem item);<text:tab/>!若已经存在-(或与mDisabledTags冲突)-不需要,则返回false!</text:p>
      <text:p text:style-name="Text_20_body"><text:tab/>boolean isItemChecked( CBMenuItem item);<text:tab/>item是否已经被加入 mMenuItemList</text:p>
      <text:p text:style-name="Text_20_body"><text:tab/>int getItemCheckedCount(CBMenuItem item);<text:tab/>item中的checkedCount</text:p>
      <text:p text:style-name="Text_20_body"><text:tab/>boolean isItemDisabled( CBMenuItem item);<text:tab/>item是否与mDisabledTags冲突</text:p>
      <text:p text:style-name="Text_20_body"><text:tab/>int getMenuItemIndex( CBMenuItem item);<text:tab/>若不存在,返回-1, 否则按加入顺序返回</text:p>
      <text:p text:style-name="Text_20_body"><text:tab/>boolean removeMenuItem( CBMenuItem item);<text:tab/>若dish不在 mDishList中,则返回false</text:p>
      <text:p text:style-name="Text_20_body"><text:tab/>boolean removeMenuItem (int index);<text:tab/>index为加入的顺序</text:p>
      <text:p text:style-name="Text_20_body"><text:tab/>float getRealSummation();<text:tab/>折扣后总价</text:p>
      <text:p text:style-name="Text_20_body"><text:tab/>int getStatus();</text:p>
      <text:p text:style-name="Text_20_body"><text:tab/>void touch();<text:tab/>更新 mTime, !save时会调用一次!</text:p>
      <text:p text:style-name="Text_20_body"><text:tab/>// 以下方法不应定义在此类中</text:p>
      <text:p text:style-name="Text_20_body"><text:tab/>//boolean load(String path);</text:p>
      <text:p text:style-name="Text_20_body"><text:tab/>//boolean save();</text:p>
      <text:p text:style-name="Text_20_body"><text:soft-page-break/><text:tab/>//boolean save(String path);</text:p>
      <text:p text:style-name="Text_20_body"/>
      <text:h text:style-name="Heading_20_2" text:outline-level="2">- CBId 通用ID定义</text:h>
      <text:p text:style-name="Text_20_body">* 成员</text:p>
      <text:p text:style-name="Text_20_body"><text:tab/>mId;<text:tab/>String类型</text:p>
      <text:p text:style-name="Text_20_body">* 方法</text:p>
      <text:p text:style-name="Text_20_body"><text:tab/>equal();</text:p>
      <text:p text:style-name="Text_20_body"><text:tab/>compare();<text:tab/>排序用的方法</text:p>
      <text:p text:style-name="Text_20_body"/>
      <text:p text:style-name="Text_20_body"/>
      <text:h text:style-name="Heading_20_2" text:outline-level="2">- CBOrdersSet</text:h>
      <text:p text:style-name="Text_20_body">* 成员</text:p>
      <text:p text:style-name="Text_20_body"><text:tab/>mOrderList[];<text:tab/>CBOrder列表</text:p>
      <text:p text:style-name="Text_20_body">* 方法</text:p>
      <text:p text:style-name="Text_20_body"><text:tab/>void sort(int sortType);<text:tab/>按照规则对list排序</text:p>
      <text:p text:style-name="Text_20_body"><text:tab/>boolean add();</text:p>
      <text:p text:style-name="Text_20_body"><text:tab/>boolean remove();</text:p>
      <text:p text:style-name="Text_20_body"><text:tab/>boolean update();</text:p>
      <text:p text:style-name="Text_20_body"><text:tab/>boolean get();</text:p>
      <text:p text:style-name="Text_20_body"><text:tab/>boolean sort(int sortType);<text:tab/>排序</text:p>
      <text:p text:style-name="Text_20_body"/>
      <text:p text:style-name="Text_20_body"/>
      <text:h text:style-name="Heading_20_2" text:outline-level="2">- 逻辑菜单项列表 CBMenuItemsSet</text:h>
      <text:p text:style-name="Text_20_body">* 菜单项 CBMenuItem的集合</text:p>
      <text:p text:style-name="Text_20_body">* 成员</text:p>
      <text:p text:style-name="Text_20_body"><text:tab/>mMenuItemList<text:tab/>List&lt;CBMenuItem&gt;类型</text:p>
      <text:p text:style-name="Text_20_body">* 方法</text:p>
      <text:p text:style-name="Standard"><text:tab/>CBMenuItemsSet();</text:p>
      <text:p text:style-name="Text_20_body"><text:tab/>CBMenuItemsSet( CBMenuItemsSet set);</text:p>
      <text:p text:style-name="Text_20_body"><text:tab/>boolean add(CBMenuItem item);<text:tab/>若已经存在,则不做任何操作并返回false</text:p>
      <text:p text:style-name="Text_20_body"><text:tab/>boolean update(CBMenuItem item);<text:tab/><text:tab/>若未存在,则返回false,否则更新</text:p>
      <text:p text:style-name="Text_20_body"><text:soft-page-break/><text:tab/>boolean update(int index, CBMenuItem item);</text:p>
      <text:p text:style-name="Text_20_body"><text:tab/>int combine( CBMenuItemsSet set);<text:tab/>与set合并,返回交集个数</text:p>
      <text:p text:style-name="Text_20_body"><text:tab/>boolean remove(CBMenuItem item);<text:tab/>若不存在,则返回false</text:p>
      <text:p text:style-name="Text_20_body"><text:tab/>boolean remove(int index);<text:tab/>!是否有意义!</text:p>
      <text:p text:style-name="Text_20_body"><text:tab/>boolean contains( CBMenuItem item);</text:p>
      <text:p text:style-name="Text_20_body"><text:tab/>int count();</text:p>
      <text:p text:style-name="Text_20_body"/>
      <text:p text:style-name="Text_20_body"/>
      <text:h text:style-name="Heading_20_2" text:outline-level="2">- 逻辑菜单组 CBMenuGroup</text:h>
      <text:p text:style-name="Text_20_body">* 菜单界面类需要此类提供数据源</text:p>
      <text:p text:style-name="Text_20_body">* 成员</text:p>
      <text:p text:style-name="Text_20_body"><text:tab/>mMenuSet;<text:tab/>CBMenuItemsSet类型,菜单项列表</text:p>
      <text:p text:style-name="Text_20_body"><text:tab/>mCurrentIndex;<text:tab/>游标，指向当前选中的CBMenuItem项</text:p>
      <text:p text:style-name="Text_20_body"><text:tab/>mSelectedCount;<text:tab/>已经被选中的CBMenuItem项数</text:p>
      <text:p text:style-name="Text_20_body">* 方法</text:p>
      <text:p text:style-name="Text_20_body"><text:tab/>CBMenuItem next();<text:tab/>获取下一个项，同时移动游标;若当前处于最后一项则返回null</text:p>
      <text:p text:style-name="Text_20_body"><text:tab/>CBMenuItem prev();<text:tab/>获取上一个项，同时移动游标;若当前处于第零项则返回null</text:p>
      <text:p text:style-name="Text_20_body"><text:tab/>CBMenuItem first();</text:p>
      <text:p text:style-name="Text_20_body"><text:tab/>CBMenuItem last();</text:p>
      <text:p text:style-name="Text_20_body"><text:tab/>CBMenuItem current();<text:tab/>获取当前项</text:p>
      <text:p text:style-name="Text_20_body"><text:tab/>CBMenuItem get(int i);<text:tab/>获取指定项,但不移动游标;若i超出范围则返回null</text:p>
      <text:p text:style-name="Text_20_body"><text:tab/>CBMenuItem goto(int i);<text:tab/>获取指定项,同时移动游标;若i超出范围则返回null</text:p>
      <text:p text:style-name="Text_20_body"><text:tab/>int count();</text:p>
      <text:p text:style-name="Text_20_body"><text:tab/>int index();<text:tab/>获取当前游标所在位置</text:p>
      <text:p text:style-name="Text_20_body"><text:tab/>int getCheckedItemCount();<text:tab/>获取已经被选中的项的数目</text:p>
      <text:p text:style-name="Text_20_body"><text:tab/> CBMenuItemsSet getCheckedItems(); 获取已经被选中的项</text:p>
      <text:p text:style-name="Text_20_body"/>
      <text:p text:style-name="Text_20_body"/>
      <text:h text:style-name="Heading_20_1" text:outline-level="1">模块设计2</text:h>
      <text:p text:style-name="Text_20_body">* 包含对控制过程的类和接口的定义</text:p>
      <text:p text:style-name="Standard"/>
      <text:p text:style-name="Standard"><text:soft-page-break/></text:p>
      <text:h text:style-name="Heading_20_2" text:outline-level="2">- 集合控制 CBIFSetHandler</text:h>
      <text:p text:style-name="Standard">* 对CBSet集合的控制</text:p>
      <text:p text:style-name="Standard"><text:tab/>boolean add();</text:p>
      <text:p text:style-name="Standard"><text:tab/>boolean update(item);</text:p>
      <text:p text:style-name="Standard"><text:tab/>boolean update(index, item);</text:p>
      <text:p text:style-name="Standard"><text:tab/>boolean remove(item);</text:p>
      <text:p text:style-name="Standard"><text:tab/>boolean remove(index);</text:p>
      <text:p text:style-name="Standard"><text:tab/>Item get(int index);</text:p>
      <text:p text:style-name="Standard"><text:tab/>Item get(Item item);<text:tab/>由合成的item查找出set中真正的item</text:p>
      <text:p text:style-name="Standard"><text:tab/>int getIndexOf(Item item);</text:p>
      <text:p text:style-name="Standard"><text:tab/>int combine(set);<text:tab/>与set合并,返回公共项数</text:p>
      <text:p text:style-name="Standard"><text:tab/>int count();</text:p>
      <text:p text:style-name="Standard"><text:tab/>boolean contains(Item item);</text:p>
      <text:p text:style-name="Standard"/>
      <text:p text:style-name="Standard"/>
      <text:h text:style-name="Heading_20_2" text:outline-level="2">- 公共菜单控制 CBIFCommonMenuHandler</text:h>
      <text:p text:style-name="Text_20_body">* 包含菜单控制的方法</text:p>
      <text:p text:style-name="Text_20_body"><text:tab/>int loadMenuItems();<text:tab/>加载CBMenuGroup</text:p>
      <text:p text:style-name="Text_20_body"><text:tab/>void refresh();</text:p>
      <text:p text:style-name="Text_20_body"/>
      <text:p text:style-name="Text_20_body"/>
      <text:h text:style-name="Heading_20_2" text:outline-level="2">- 独立菜单控制 CBIFSingleMenuHandler</text:h>
      <text:p text:style-name="Text_20_body">* 包含每页仅一项的菜单需要的方法</text:p>
      <text:p text:style-name="Text_20_body"><text:tab/>boolean showNextItem();<text:tab/>在最后一项执行时返回false</text:p>
      <text:p text:style-name="Text_20_body"><text:tab/>boolean showPrevItem();<text:tab/>在第零项执行时返回false</text:p>
      <text:p text:style-name="Text_20_body"><text:tab/>void currentItemTouched();</text:p>
      <text:p text:style-name="Text_20_body"/>
      <text:p text:style-name="Text_20_body"/>
      <text:h text:style-name="Heading_20_2" text:outline-level="2">- 组群菜单控制 CBIFGroupMenuHandler</text:h>
      <text:p text:style-name="Text_20_body">* 包含对类似GridView菜单的控制</text:p>
      <text:p text:style-name="Text_20_body"><text:tab/>boolean moveUp();</text:p>
      <text:p text:style-name="Text_20_body"><text:tab/>boolean moveDown();</text:p>
      <text:p text:style-name="Text_20_body"><text:tab/>boolean moveLeft();</text:p>
      <text:p text:style-name="Text_20_body"><text:tab/>boolean moveRight();</text:p>
      <text:p text:style-name="Text_20_body"><text:soft-page-break/><text:tab/>boolean slideUp();</text:p>
      <text:p text:style-name="Text_20_body"><text:tab/>boolean slideDown();</text:p>
      <text:p text:style-name="Text_20_body"><text:tab/>boolean slideLeft();</text:p>
      <text:p text:style-name="Text_20_body"><text:tab/>boolean slideRight();</text:p>
      <text:p text:style-name="Text_20_body"><text:tab/>void onItemClicked(int index);</text:p>
      <text:p text:style-name="Text_20_body"><text:tab/>void onItemLongPressed(int index);</text:p>
      <text:p text:style-name="Text_20_body"/>
      <text:p text:style-name="Text_20_body"/>
      <text:h text:style-name="Heading_20_2" text:outline-level="2">- 订单控制 CBIFOrderHandler</text:h>
      <text:p text:style-name="Text_20_body">* 订单控制</text:p>
      <text:p text:style-name="Text_20_body"><text:tab/>boolean loadRecord(String recordPath);</text:p>
      <text:p text:style-name="Text_20_body"><text:tab/>boolean saveRecord();</text:p>
      <text:p text:style-name="Standard"><text:tab/>boolean addItemToRecord(CBMenuItem item);</text:p>
      <text:p text:style-name="Text_20_body"><text:tab/>boolean removeFromRecord( CBMenuItem item);</text:p>
      <text:p text:style-name="Text_20_body"><text:tab/>boolean removeFromRecord( int index);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20:30:42</meta:creation-date>
    <dc:date>2012-03-18T10:30:55</dc:date>
    <meta:editing-duration>PT14H9M49S</meta:editing-duration>
    <meta:editing-cycles>268</meta:editing-cycles>
    <meta:generator>LibreOffice/3.5$Linux_x86 LibreOffice_project/350m1$Build-102</meta:generator>
    <meta:document-statistic meta:table-count="0" meta:image-count="0" meta:object-count="0" meta:page-count="7" meta:paragraph-count="175" meta:word-count="724" meta:character-count="4438" meta:non-whitespace-character-count="4251"/>
  </office:meta>
</office:document-meta>
</file>